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8765AEDCED6E7F9.png" manifest:media-type="image/png"/>
  <manifest:file-entry manifest:full-path="Pictures/TablePreview4.svm" manifest:media-type=""/>
  <manifest:file-entry manifest:full-path="Pictures/1000020100000200000002007C183768991ADFBE.png" manifest:media-type="image/png"/>
  <manifest:file-entry manifest:full-path="Pictures/1000020100000200000002001D047B567A2164B8.png" manifest:media-type="image/png"/>
  <manifest:file-entry manifest:full-path="Pictures/TablePreview3.svm" manifest:media-type=""/>
  <manifest:file-entry manifest:full-path="Pictures/10000201000002000000020078280FCF87D7CB5D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21.852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775cm"/>
      <style:paragraph-properties style:writing-mode="lr-tb"/>
    </style:style>
    <style:style style:name="gr5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56cm"/>
      <style:paragraph-properties style:writing-mode="lr-tb"/>
    </style:style>
    <style:style style:name="gr9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.02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52cm" fo:min-width="18.296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766cm" fo:min-width="6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414cm"/>
      <style:paragraph-properties style:writing-mode="lr-tb"/>
    </style:style>
    <style:style style:name="gr14" style:family="graphic" style:parent-style-name="standard">
      <style:graphic-properties svg:stroke-width="0.053cm" svg:stroke-color="#5b277d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24cm" fo:min-width="18.26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999999" draw:fill="solid" draw:fill-color="#00a933" draw:textarea-horizontal-align="justify" draw:textarea-vertical-align="middle" draw:auto-grow-height="false" fo:min-height="0.766cm" fo:min-width="6.866cm"/>
      <style:paragraph-properties style:writing-mode="lr-tb"/>
    </style:style>
    <style:style style:name="gr17" style:family="graphic" style:parent-style-name="standard">
      <style:graphic-properties svg:stroke-width="0.053cm" svg:stroke-color="#5b277d" draw:marker-start-width="0.279cm" draw:marker-end-width="0.279cm" draw:fill="solid" draw:fill-color="#5b277d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451cm"/>
      <style:paragraph-properties style:writing-mode="lr-tb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279cm" draw:marker-end-width="0.279cm" draw:fill="solid" draw:fill-color="#999999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color="#eeeeee" draw:fill-color="#eeeeee" draw:textarea-horizontal-align="justify" draw:textarea-vertical-align="middle" draw:auto-grow-height="false" fo:min-height="13.964cm" fo:min-width="23.364cm"/>
    </style:style>
    <style:style style:name="gr22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14.26cm" fo:min-width="10.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6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7.87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03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384cm" fo:min-width="10.754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3cm" fo:min-width="2.87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6.22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624cm" fo:min-width="11.08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3faf46" draw:marker-start-width="0.252cm" draw:marker-end-width="0.252cm" draw:fill-color="#3faf46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cccccc" draw:marker-start-width="0.252cm" draw:marker-end-width="0.252cm" draw:fill-color="#cccccc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opacity="0%" draw:fill-color="#dddddd" draw:opacity="100%" draw:textarea-horizontal-align="justify" draw:textarea-vertical-align="middle" draw:auto-grow-height="false" fo:min-height="11.054cm" fo:min-width="14.61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1.67cm"/>
      <style:paragraph-properties style:writing-mode="lr-tb"/>
    </style:style>
    <style:style style:name="gr38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7.87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8.005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7.185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7.721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8.97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9.229cm" fo:padding-top="0.142cm" fo:padding-bottom="0.142cm" fo:padding-left="0.267cm" fo:padding-right="0.267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8.659cm" fo:min-width="13.438cm" fo:padding-top="0.142cm" fo:padding-bottom="0.142cm" fo:padding-left="0.267cm" fo:padding-right="0.267cm"/>
    </style:style>
    <style:style style:name="gr46" style:family="graphic" style:parent-style-name="standard">
      <style:graphic-properties draw:marker-end="Line_20_Arrow" svg:stroke-opacity="0%" draw:fill-color="#ff8000" draw:textarea-horizontal-align="justify" draw:textarea-vertical-align="middle" draw:auto-grow-height="false" fo:min-height="0.828cm" fo:min-width="3.194cm"/>
      <style:paragraph-properties style:writing-mode="lr-tb"/>
    </style:style>
    <style:style style:name="gr47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8.639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top" draw:auto-grow-height="false" fo:min-height="2.164cm" fo:min-width="13.598cm" fo:padding-top="0.142cm" fo:padding-bottom="0.142cm" fo:padding-left="0.267cm" fo:padding-right="0.267cm"/>
      <style:paragraph-properties style:writing-mode="lr-tb"/>
    </style:style>
    <style:style style:name="gr50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svg:stroke-opacity="0%" draw:fill-color="#00a933" draw:textarea-horizontal-align="justify" draw:textarea-vertical-align="middle" draw:auto-grow-height="false" fo:min-height="0.325cm" fo:min-width="0.075cm"/>
      <style:paragraph-properties style:writing-mode="lr-tb"/>
    </style:style>
    <style:style style:name="gr52" style:family="graphic" style:parent-style-name="objectwithoutfill">
      <style:graphic-properties svg:stroke-color="#808080" draw:fill="solid" draw:fill-color="#808080" draw:textarea-vertical-align="middle"/>
    </style:style>
    <style:style style:name="gr53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8.717cm" fo:min-width="13.496cm" fo:padding-top="0.142cm" fo:padding-bottom="0.142cm" fo:padding-left="0.267cm" fo:padding-right="0.267cm"/>
    </style:style>
    <style:style style:name="gr54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56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57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top" draw:auto-grow-height="false" fo:min-height="3.388cm" fo:min-width="13.552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61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63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65" style:family="graphic" style:parent-style-name="standard" style:list-style-name="L1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634cm" fo:min-width="2.797cm" fo:padding-top="0.142cm" fo:padding-bottom="0.142cm" fo:padding-left="0.267cm" fo:padding-right="0.267cm"/>
      <style:paragraph-properties style:writing-mode="lr-tb"/>
    </style:style>
    <style:style style:name="gr66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>
      <style:graphic-properties svg:stroke-opacity="0%" draw:fill-color="#000000" draw:opacity="40%" draw:textarea-horizontal-align="justify" draw:textarea-vertical-align="middle" draw:auto-grow-height="false" fo:min-height="15.5cm" fo:min-width="27.5cm"/>
    </style:style>
    <style:style style:name="gr68" style:family="graphic" style:parent-style-name="standard">
      <style:graphic-properties svg:stroke-opacity="0%" draw:fill-color="#ffffff" draw:textarea-horizontal-align="justify" draw:textarea-vertical-align="middle" draw:auto-grow-height="false" fo:min-height="4.602cm" fo:min-width="10.702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horizontal-align="justify" draw:textarea-vertical-align="middle" draw:auto-grow-height="false" fo:min-height="1.092cm" fo:min-width="10.24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svg:stroke-opacity="0%" draw:fill-color="#ff8000" draw:textarea-horizontal-align="justify" draw:textarea-vertical-align="middle" draw:auto-grow-height="false" fo:min-height="1.135cm" fo:min-width="4.711cm"/>
      <style:paragraph-properties style:writing-mode="lr-tb"/>
    </style:style>
    <style:style style:name="gr71" style:family="graphic" style:parent-style-name="standard">
      <style:graphic-properties svg:stroke-opacity="0%" draw:fill-color="#a0a0a0" draw:textarea-horizontal-align="justify" draw:textarea-vertical-align="middle" draw:auto-grow-height="false" fo:min-height="1.136cm" fo:min-width="4.686cm"/>
      <style:paragraph-properties style:writing-mode="lr-tb"/>
    </style:style>
    <style:style style:name="gr72" style:family="graphic" style:parent-style-name="standard" style:list-style-name="L1">
      <style:graphic-properties svg:stroke-width="0.035cm" svg:stroke-color="#ff6d6d" draw:marker-start-width="0.252cm" draw:marker-end-width="0.252cm" svg:stroke-opacity="0%" draw:fill-color="#ffffff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44cm" style:use-optimal-column-width="false"/>
    </style:style>
    <style:style style:name="co2" style:family="table-column">
      <style:table-column-properties style:column-width="15.841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15.074cm" style:use-optimal-column-width="false"/>
    </style:style>
    <style:style style:name="ro1" style:family="table-row">
      <style:table-row-properties style:row-height="1.919cm" style:use-optimal-row-height="false"/>
    </style:style>
    <style:style style:name="ro2" style:family="table-row">
      <style:table-row-properties style:row-height="1.922cm" style:use-optimal-row-height="false"/>
    </style:style>
    <style:style style:name="ce1" style:family="table-cell">
      <style:paragraph-properties fo:border="0.03pt solid #000000"/>
      <style:text-properties style:font-name="Ubuntu"/>
    </style:style>
    <style:style style:name="ce2" style:family="table-cell">
      <style:paragraph-properties fo:text-align="center" fo:border="0.03pt solid #000000"/>
      <style:text-properties style:font-name="Ubuntu"/>
    </style:style>
    <style:style style:name="ce3" style:family="table-cell">
      <style:paragraph-properties fo:text-align="start" fo:border="0.03pt solid #000000"/>
      <style:text-properties style:font-name="Ubuntu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style:font-name="Ubuntu Mono"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Ubuntu"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  <style:text-properties style:font-name="Ubuntu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writing-mode="lr-tb"/>
      <style:text-properties style:font-name="Ubuntu"/>
    </style:style>
    <style:style style:name="P15" style:family="paragraph">
      <loext:graphic-properties draw:fill="none"/>
      <style:paragraph-properties fo:text-align="start" style:writing-mode="lr-tb"/>
      <style:text-properties style:font-name="Ubuntu"/>
    </style:style>
    <style:style style:name="P16" style:family="paragraph">
      <style:paragraph-properties fo:text-align="center" style:writing-mode="lr-tb"/>
      <style:text-properties fo:color="#ffffff" style:font-name="Ubuntu"/>
    </style:style>
    <style:style style:name="P17" style:family="paragraph">
      <loext:graphic-properties draw:fill="solid" draw:fill-color="#999999"/>
      <style:paragraph-properties fo:text-align="center" style:writing-mode="lr-tb"/>
      <style:text-properties fo:color="#ffffff" style:font-name="Ubuntu"/>
    </style:style>
    <style:style style:name="P18" style:family="paragraph">
      <style:paragraph-properties fo:text-align="start" style:writing-mode="lr-tb"/>
      <style:text-properties style:font-name="Ubuntu"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style:font-name="Ubuntu" fo:font-size="18pt" style:font-size-asian="18pt" style:font-size-complex="18pt"/>
    </style:style>
    <style:style style:name="P20" style:family="paragraph">
      <loext:graphic-properties draw:fill="solid" draw:fill-color="#00a933"/>
      <style:paragraph-properties fo:text-align="center" style:writing-mode="lr-tb"/>
      <style:text-properties fo:color="#ffffff" style:font-name="Ubuntu"/>
    </style:style>
    <style:style style:name="P21" style:family="paragraph">
      <loext:graphic-properties draw:fill="solid" draw:fill-color="#5b277d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loext:graphic-properties draw:fill-color="#afd095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style:font-name="Ubuntu" fo:font-size="12pt"/>
    </style:style>
    <style:style style:name="P26" style:family="paragraph"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27" style:family="paragraph">
      <loext:graphic-properties draw:fill-color="#ffffff"/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28" style:family="paragraph"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29" style:family="paragraph">
      <loext:graphic-properties draw:fill-color="#ffffff"/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30" style:family="paragraph"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31" style:family="paragraph">
      <loext:graphic-properties draw:fill-color="#ffffff"/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32" style:family="paragraph"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3" style:family="paragraph">
      <loext:graphic-properties draw:fill-color="#ff6d6d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4" style:family="paragraph">
      <loext:graphic-properties draw:fill-color="#3faf46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5" style:family="paragraph">
      <loext:graphic-properties draw:fill-color="#cccccc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6" style:family="paragraph">
      <loext:graphic-properties draw:fill-color="#dddddd" draw:opacity="100%"/>
      <style:paragraph-properties fo:text-align="center"/>
    </style:style>
    <style:style style:name="P37" style:family="paragraph">
      <style:text-properties style:font-name="Ubuntu" fo:font-size="24pt"/>
    </style:style>
    <style:style style:name="P38" style:family="paragraph">
      <loext:graphic-properties draw:fill="none" draw:fill-color="#ffffff"/>
      <style:text-properties style:font-name="Ubuntu" fo:font-size="24pt"/>
    </style:style>
    <style:style style:name="P39" style:family="paragraph">
      <loext:graphic-properties draw:fill="none" draw:fill-color="#ffffff"/>
      <style:text-properties style:font-name="Ubuntu"/>
    </style:style>
    <style:style style:name="P40" style:family="paragraph">
      <style:text-properties style:font-name="Ubuntu" fo:font-size="16pt"/>
    </style:style>
    <style:style style:name="P41" style:family="paragraph">
      <loext:graphic-properties draw:fill="none" draw:fill-color="#ffffff"/>
      <style:text-properties style:font-name="Ubuntu" fo:font-size="16pt"/>
    </style:style>
    <style:style style:name="P42" style:family="paragraph">
      <style:text-properties fo:color="#a0a0a0" style:font-name="Ubuntu" fo:font-size="14pt"/>
    </style:style>
    <style:style style:name="P43" style:family="paragraph">
      <loext:graphic-properties draw:fill="none" draw:fill-color="#ffffff"/>
      <style:text-properties fo:color="#a0a0a0" style:font-name="Ubuntu" fo:font-size="14pt"/>
    </style:style>
    <style:style style:name="P44" style:family="paragraph">
      <style:text-properties fo:color="#000000" style:font-name="Ubuntu" fo:font-size="14pt"/>
    </style:style>
    <style:style style:name="P45" style:family="paragraph">
      <loext:graphic-properties draw:fill="none" draw:fill-color="#ffffff"/>
      <style:text-properties fo:color="#000000" style:font-name="Ubuntu" fo:font-size="14pt"/>
    </style:style>
    <style:style style:name="P46" style:family="paragraph">
      <style:paragraph-properties fo:text-align="center"/>
      <style:text-properties fo:color="#ffffff" style:font-name="Ubuntu"/>
    </style:style>
    <style:style style:name="P47" style:family="paragraph">
      <loext:graphic-properties draw:fill-color="#ff8000"/>
      <style:paragraph-properties fo:text-align="center"/>
      <style:text-properties fo:color="#ffffff" style:font-name="Ubuntu"/>
    </style:style>
    <style:style style:name="P48" style:family="paragraph">
      <loext:graphic-properties draw:fill-color="#ffffff"/>
    </style:style>
    <style:style style:name="P49" style:family="paragraph">
      <style:text-properties fo:color="#666666" style:font-name="Ubuntu" fo:font-size="16pt"/>
    </style:style>
    <style:style style:name="P50" style:family="paragraph">
      <loext:graphic-properties draw:fill="none" draw:fill-color="#ffffff"/>
      <style:text-properties fo:color="#666666" style:font-name="Ubuntu" fo:font-size="16pt"/>
    </style:style>
    <style:style style:name="P51" style:family="paragraph">
      <style:paragraph-properties fo:text-align="center"/>
      <style:text-properties fo:color="#ffffff" fo:font-weight="bold"/>
    </style:style>
    <style:style style:name="P52" style:family="paragraph">
      <loext:graphic-properties draw:fill-color="#00a933"/>
      <style:paragraph-properties fo:text-align="center"/>
      <style:text-properties fo:color="#ffffff" fo:font-size="12pt" fo:font-weight="bold" style:font-size-asian="12pt" style:font-size-complex="12pt"/>
    </style:style>
    <style:style style:name="P53" style:family="paragraph">
      <loext:graphic-properties draw:fill="solid" draw:fill-color="#808080"/>
      <style:paragraph-properties fo:text-align="center"/>
    </style:style>
    <style:style style:name="P54" style:family="paragraph">
      <loext:graphic-properties draw:fill-color="#000000" draw:opacity="40%"/>
      <style:paragraph-properties fo:text-align="center"/>
    </style:style>
    <style:style style:name="P55" style:family="paragraph">
      <style:paragraph-properties fo:text-align="start"/>
      <style:text-properties fo:color="#808080" style:font-name="Ubuntu" fo:font-size="12pt"/>
    </style:style>
    <style:style style:name="P56" style:family="paragraph">
      <loext:graphic-properties draw:fill-color="#ffffff" draw:opacity="100%"/>
      <style:paragraph-properties fo:text-align="start"/>
      <style:text-properties fo:color="#808080" style:font-name="Ubuntu" fo:font-size="12pt"/>
    </style:style>
    <style:style style:name="P57" style:family="paragraph">
      <style:text-properties style:font-name="Ubuntu" fo:font-size="12pt"/>
    </style:style>
    <style:style style:name="P58" style:family="paragraph">
      <loext:graphic-properties draw:fill="none" draw:fill-color="#ffffff"/>
      <style:text-properties style:font-name="Ubuntu" fo:font-size="12pt"/>
    </style:style>
    <style:style style:name="P59" style:family="paragraph">
      <style:paragraph-properties fo:text-align="center"/>
      <style:text-properties fo:color="#ffffff" style:font-name="Ubuntu" fo:font-size="16pt"/>
    </style:style>
    <style:style style:name="P60" style:family="paragraph">
      <loext:graphic-properties draw:fill-color="#ff8000"/>
      <style:paragraph-properties fo:text-align="center"/>
      <style:text-properties fo:color="#ffffff" style:font-name="Ubuntu" fo:font-size="16pt"/>
    </style:style>
    <style:style style:name="P61" style:family="paragraph">
      <loext:graphic-properties draw:fill-color="#a0a0a0"/>
      <style:paragraph-properties fo:text-align="center"/>
      <style:text-properties fo:color="#ffffff" style:font-name="Ubuntu" fo:font-size="16pt"/>
    </style:style>
    <style:style style:name="P62" style:family="paragraph">
      <style:paragraph-properties fo:margin-left="0cm" fo:margin-right="0cm" fo:text-align="center" fo:text-indent="0cm" style:writing-mode="lr-tb"/>
      <style:text-properties fo:color="#000000" style:font-name="Ubuntu" fo:font-size="18pt" style:letter-kerning="true" style:font-name-asian="Noto Sans CJK SC" style:font-size-asian="12pt" style:font-name-complex="Lohit Devanagari" style:font-size-complex="12pt"/>
    </style:style>
    <style:style style:name="P63" style:family="paragraph">
      <loext:graphic-properties draw:fill-color="#ffffff"/>
      <style:paragraph-properties fo:margin-left="0cm" fo:margin-right="0cm" fo:text-align="center" fo:text-indent="0cm" style:writing-mode="lr-tb"/>
      <style:text-properties fo:color="#000000" style:font-name="Ubuntu" fo:font-size="18pt" style:letter-kerning="true" style:font-name-asian="Noto Sans CJK SC" style:font-size-asian="12pt" style:font-name-complex="Lohit Devanagari" style:font-size-complex="12pt"/>
    </style:style>
    <style:style style:name="T1" style:family="text">
      <style:text-properties fo:font-size="24pt"/>
    </style:style>
    <style:style style:name="T2" style:family="text">
      <style:text-properties style:font-name="Ubuntu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24pt"/>
    </style:style>
    <style:style style:name="T6" style:family="text">
      <style:text-properties fo:color="#c9211e" style:font-name="Ubuntu Mono" fo:font-size="12pt"/>
    </style:style>
    <style:style style:name="T7" style:family="text">
      <style:text-properties fo:color="#c9211e" style:font-name="Ubuntu" fo:font-size="24pt"/>
    </style:style>
    <style:style style:name="T8" style:family="text">
      <style:text-properties fo:color="#c9211e" style:font-name="Ubuntu" fo:font-size="12pt" style:font-size-asian="12pt" style:font-size-complex="12pt"/>
    </style:style>
    <style:style style:name="T9" style:family="text">
      <style:text-properties fo:color="#999999" style:font-name="Ubuntu" fo:font-size="12pt" style:font-size-asian="12pt" style:font-size-complex="12pt"/>
    </style:style>
    <style:style style:name="T10" style:family="text">
      <style:text-properties fo:color="#ffffff" style:font-name="Ubuntu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c9211e" style:text-position="super 58%" style:font-name="Ubuntu" fo:font-size="12pt" style:font-size-asian="12pt" style:font-size-complex="12pt"/>
    </style:style>
    <style:style style:name="T13" style:family="text"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T14" style:family="text"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T15" style:family="text">
      <style:text-properties style:font-size-asian="16pt" style:font-size-complex="16pt"/>
    </style:style>
    <style:style style:name="T16" style:family="text">
      <style:text-properties fo:color="#00000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Ubuntu" fo:font-size="18pt" style:letter-kerning="true" style:font-name-asian="Noto Sans CJK SC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2.192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3.978cm" svg:y="2.286cm">
          <draw:text-box>
            <text:p text:style-name="P2"><text:span text:style-name="T1">×</text:span></text:p>
          </draw:text-box>
        </draw:frame>
        <draw:frame draw:style-name="standard" draw:layer="layout" svg:width="20.284cm" svg:height="9.597cm" svg:x="4.221cm" svg:y="3.80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ield Name 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3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4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2">
                <text:p text:style-name="P5"><text:span text:style-name="T2">...</text:span></text:p>
              </table:table-cell>
              <table:table-cell table:style-name="ce1">
                <text:p text:style-name="P4"><text:span text:style-name="T2">More rows follow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3.872cm" svg:height="1.199cm" svg:x="12.981cm" svg:y="2.44cm">
          <draw:text-box>
            <text:p text:style-name="P6"><text:span text:style-name="T3">⇐</text:span><text:span text:style-name="T3"> <text:s/></text:span><text:span text:style-name="T4">3 </text:span><text:span text:style-name="T4">/ </text:span><text:span text:style-name="T4">8 </text:span><text:span text:style-name="T4"><text:s/></text:span><text:span text:style-name="T5">⇒</text:span></text:p>
          </draw:text-box>
        </draw:frame>
        <draw:frame draw:style-name="gr4" draw:text-style-name="P8" draw:layer="layout" svg:width="7.275cm" svg:height="0.674cm" svg:x="10.922cm" svg:y="0.85cm">
          <draw:text-box>
            <text:p text:style-name="P2"><text:span text:style-name="T6">{</text:span><text:span text:style-name="T6">i</text:span><text:span text:style-name="T6">d</text:span><text:span text:style-name="T6">x </text:span><text:span text:style-name="T6">o</text:span><text:span text:style-name="T6">f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} </text:span><text:span text:style-name="T6">/ </text:span><text:span text:style-name="T6">{</text:span><text:span text:style-name="T6">n</text:span><text:span text:style-name="T6">u</text:span><text:span text:style-name="T6">m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text:span text:style-name="T6">}</text:span></text:p>
          </draw:text-box>
        </draw:frame>
        <draw:line draw:style-name="gr5" draw:text-style-name="P9" draw:layer="layout" svg:x1="14.886cm" svg:y1="2.618cm" svg:x2="14.886cm" svg:y2="1.524cm">
          <text:p/>
        </draw:line>
        <draw:frame draw:style-name="gr6" draw:text-style-name="P10" draw:layer="layout" svg:width="3.876cm" svg:height="1.199cm" svg:x="3.236cm" svg:y="0.754cm">
          <draw:text-box>
            <text:p><text:span text:style-name="T7">N</text:span><text:span text:style-name="T7">e</text:span><text:span text:style-name="T7">w</text:span><text:span text:style-name="T7"> </text:span><text:span text:style-name="T7">T</text:span><text:span text:style-name="T7">o</text:span><text:span text:style-name="T7">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5.556cm" svg:height="1.199cm" svg:x="3.272cm" svg:y="0.79cm">
          <draw:text-box>
            <text:p><text:span text:style-name="T7">N</text:span><text:span text:style-name="T7">e</text:span><text:span text:style-name="T7">w</text:span><text:span text:style-name="T7"> </text:span><text:span text:style-name="T7">B</text:span><text:span text:style-name="T7">o</text:span><text:span text:style-name="T7">t</text:span><text:span text:style-name="T7">t</text:span><text:span text:style-name="T7">o</text:span><text:span text:style-name="T7">m</text:span><text:span text:style-name="T7"> </text:span><text:span text:style-name="T7">(</text:span><text:span text:style-name="T7">N</text:span><text:span text:style-name="T7">o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 </text:span><text:span text:style-name="T7">P</text:span><text:span text:style-name="T7">o</text:span><text:span text:style-name="T7">s</text:span><text:span text:style-name="T7">t</text:span><text:span text:style-name="T7">e</text:span><text:span text:style-name="T7">d</text:span><text:span text:style-name="T7"> </text:span><text:span text:style-name="T7">Y</text:span><text:span text:style-name="T7">e</text:span><text:span text:style-name="T7">t</text:span><text:span text:style-name="T7">)</text:span></text:p>
          </draw:text-box>
        </draw:frame>
        <draw:custom-shape draw:style-name="gr9" draw:text-style-name="P13" draw:layer="layout" svg:width="0.813cm" svg:height="0.813cm" svg:x="5.08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6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7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8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5" draw:layer="layout" svg:width="18.796cm" svg:height="3.302cm" svg:x="5.08cm" svg:y="10.414cm">
          <text:p text:style-name="P14"><text:span text:style-name="T2">Input Box for </text:span><text:span text:style-name="T2">User to Leave </text:span><text:span text:style-name="T2">Comment</text:span></text:p>
          <text:p text:style-name="P14"><text:span text:style-name="T8">[When nothing is </text:span><text:span text:style-name="T8">written, show </text:span><text:span text:style-name="T8">“</text:span><text:span text:style-name="T9">Leave some </text:span><text:span text:style-name="T9">comments...</text:span><text:span text:style-name="T8">”]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1.016cm" svg:x="16.51cm" svg:y="9.144cm">
          <text:p text:style-name="P16"><text:span text:style-name="T10">Post &amp; </text:span><text:span text:style-name="T10">Generate </text:span><text:span text:style-name="T10">N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0" draw:layer="layout" svg:width="21.914cm" svg:height="1.199cm" svg:x="3.272cm" svg:y="0.79cm">
          <draw:text-box>
            <text:p><text:span text:style-name="T7">N</text:span><text:span text:style-name="T7">e</text:span><text:span text:style-name="T7">w</text:span><text:span text:style-name="T7"> </text:span><text:span text:style-name="T7">B</text:span><text:span text:style-name="T7">o</text:span><text:span text:style-name="T7">t</text:span><text:span text:style-name="T7">t</text:span><text:span text:style-name="T7">o</text:span><text:span text:style-name="T7">m</text:span><text:span text:style-name="T7"> </text:span><text:span text:style-name="T7">(</text:span><text:span text:style-name="T7">U</text:span><text:span text:style-name="T7">s</text:span><text:span text:style-name="T7">e</text:span><text:span text:style-name="T7">r </text:span><text:span text:style-name="T7">w</text:span><text:span text:style-name="T7">r</text:span><text:span text:style-name="T7">o</text:span><text:span text:style-name="T7">t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text:span text:style-name="T7">s </text:span><text:span text:style-name="T7">b</text:span><text:span text:style-name="T7">u</text:span><text:span text:style-name="T7">t </text:span><text:span text:style-name="T7">n</text:span><text:span text:style-name="T7">o</text:span><text:span text:style-name="T7">t </text:span><text:span text:style-name="T7">p</text:span><text:span text:style-name="T7">o</text:span><text:span text:style-name="T7">s</text:span><text:span text:style-name="T7">t</text:span><text:span text:style-name="T7">e</text:span><text:span text:style-name="T7">d</text:span><text:span text:style-name="T7"> </text:span><text:span text:style-name="T7">y</text:span><text:span text:style-name="T7">e</text:span><text:span text:style-name="T7">t</text:span><text:span text:style-name="T7">)</text:span></text:p>
          </draw:text-box>
        </draw:frame>
        <draw:custom-shape draw:style-name="gr14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8"/></text:p>
          <text:p text:style-name="P18"><text:span text:style-name="T8">User chose 4-star (by clicking the 4</text:span><text:span text:style-name="T12">th</text:span><text:span text:style-name="T8"> star) for this analysis 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0" draw:layer="layout" svg:width="18.951cm" svg:height="1.199cm" svg:x="3.272cm" svg:y="0.79cm">
          <draw:text-box>
            <text:p><text:span text:style-name="T7">N</text:span><text:span text:style-name="T7">e</text:span><text:span text:style-name="T7">w</text:span><text:span text:style-name="T7"> </text:span><text:span text:style-name="T7">B</text:span><text:span text:style-name="T7">o</text:span><text:span text:style-name="T7">t</text:span><text:span text:style-name="T7">t</text:span><text:span text:style-name="T7">o</text:span><text:span text:style-name="T7">m</text:span><text:span text:style-name="T7"> </text:span><text:span text:style-name="T7">(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 </text:span><text:span text:style-name="T7">A</text:span><text:span text:style-name="T7">l</text:span><text:span text:style-name="T7">r</text:span><text:span text:style-name="T7">e</text:span><text:span text:style-name="T7">a</text:span><text:span text:style-name="T7">d</text:span><text:span text:style-name="T7">y</text:span><text:span text:style-name="T7"> </text:span><text:span text:style-name="T7">P</text:span><text:span text:style-name="T7">o</text:span><text:span text:style-name="T7">s</text:span><text:span text:style-name="T7">t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U</text:span><text:span text:style-name="T7">s</text:span><text:span text:style-name="T7">e</text:span><text:span text:style-name="T7">r</text:span><text:span text:style-name="T7">)</text:span></text:p>
          </draw:text-box>
        </draw:frame>
        <draw:custom-shape draw:style-name="gr19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11">ho ho ha ha ha ha </text:span><text:span text:style-name="T8">(read from db)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1" draw:text-style-name="P23" draw:layer="layout" svg:width="25.4cm" svg:height="15.75cm" svg:x="1.27cm" svg:y="0cm">
          <text:p/>
          <draw:enhanced-geometry svg:viewBox="0 0 21600 21600" draw:path-stretchpoint-x="10800" draw:path-stretchpoint-y="10800" draw:text-areas="?f3 ?f4 ?f5 ?f6" draw:type="round-rectangle" draw:modifiers="355.177449050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2.7cm" svg:height="15.75cm" svg:x="13.97cm" svg:y="0cm">
          <text:p/>
          <draw:enhanced-geometry svg:viewBox="0 0 21600 21600" draw:path-stretchpoint-x="10800" draw:path-stretchpoint-y="10800" draw:text-areas="?f3 ?f4 ?f5 ?f6" draw:type="round-rectangle" draw:modifiers="505.0940870797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3.436cm" svg:height="0.963cm" svg:x="1.524cm" svg:y="0.508cm">
          <draw:text-box>
            <text:p><text:span text:style-name="T2">F</text:span><text:span text:style-name="T2">il</text:span><text:span text:style-name="T2">e</text:span><text:span text:style-name="T2">n</text:span><text:span text:style-name="T2">a</text:span><text:span text:style-name="T2">m</text:span><text:span text:style-name="T2">e</text:span><text:span text:style-name="T2">: </text:span></text:p>
          </draw:text-box>
        </draw:frame>
        <draw:custom-shape draw:style-name="gr24" draw:text-style-name="P25" draw:layer="layout" svg:width="8.502cm" svg:height="1.016cm" svg:x="4.96cm" svg:y="0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3.203cm" svg:height="0.963cm" svg:x="1.544cm" svg:y="2.085cm">
          <draw:text-box>
            <text:p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y</text:span></text:p>
          </draw:text-box>
        </draw:frame>
        <draw:custom-shape draw:style-name="gr26" draw:text-style-name="P27" draw:layer="layout" svg:width="11.684cm" svg:height="4.064cm" svg:x="1.778cm" svg:y="3.048cm">
          <text:p text:style-name="P26"><text:span text:style-name="T9">Write a short paragraph to describe yourself...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7" draw:layer="layout" svg:width="3.372cm" svg:height="0.963cm" svg:x="1.524cm" svg:y="7.765cm">
          <draw:text-box>
            <text:p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custom-shape draw:style-name="gr28" draw:text-style-name="P29" draw:layer="layout" svg:width="6.858cm" svg:height="1.016cm" svg:x="1.778cm" svg:y="8.928cm">
          <text:p text:style-name="P28"><text:span text:style-name="T13">Level, School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1" draw:layer="layout" svg:width="3.302cm" svg:height="1.016cm" svg:x="8.89cm" svg:y="8.936cm">
          <text:p text:style-name="P30"><text:span text:style-name="T13">Year Obta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11.684cm" svg:height="1.978cm" svg:x="1.778cm" svg:y="10.16cm">
          <text:p text:style-name="P2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draw:layer="layout" svg:width="1.016cm" svg:height="1.016cm" svg:x="12.446cm" svg:y="8.937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1.016cm" svg:height="1.016cm" svg:x="12.446cm" svg:y="7.772cm">
          <text:p text:style-name="P32"><text:span text:style-name="T14">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draw:layer="layout" svg:width="1.016cm" svg:height="1.016cm" svg:x="11.176cm" svg:y="7.7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0.711cm" svg:height="0.762cm" svg:x="11.328cm" svg:y="7.925cm">
          <draw:image xlink:href="Pictures/10000201000002000000020078280FCF87D7CB5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5" draw:text-style-name="P36" draw:layer="layout" svg:width="15.494cm" svg:height="11.684cm" svg:x="6.096cm" svg:y="2.132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8" draw:layer="layout" svg:width="4.075cm" svg:height="1.199cm" svg:x="0.92cm" svg:y="0.508cm">
          <draw:text-box>
            <text:p text:style-name="P37">Generate</text:p>
          </draw:text-box>
        </draw:frame>
        <draw:frame draw:style-name="gr36" draw:text-style-name="P39" draw:layer="layout" svg:width="3.939cm" svg:height="0.963cm" svg:x="6.72cm" svg:y="2.794cm">
          <draw:text-box>
            <text:p text:style-name="P4">Background</text:p>
          </draw:text-box>
        </draw:frame>
        <draw:frame draw:style-name="gr36" draw:text-style-name="P41" draw:layer="layout" svg:width="2.276cm" svg:height="0.882cm" svg:x="6.604cm" svg:y="4.826cm">
          <draw:text-box>
            <text:p text:style-name="P40">Name: </text:p>
          </draw:text-box>
        </draw:frame>
        <draw:frame draw:style-name="gr37" draw:text-style-name="P41" draw:layer="layout" svg:width="2.17cm" svg:height="0.882cm" svg:x="6.605cm" svg:y="6.096cm">
          <draw:text-box>
            <text:p text:style-name="P40">Email: </text:p>
          </draw:text-box>
        </draw:frame>
        <draw:frame draw:style-name="gr36" draw:text-style-name="P41" draw:layer="layout" svg:width="2.852cm" svg:height="0.882cm" svg:x="6.605cm" svg:y="7.366cm">
          <draw:text-box>
            <text:p text:style-name="P40"><text:span text:style-name="T15">Number</text:span>: </text:p>
          </draw:text-box>
        </draw:frame>
        <draw:frame draw:style-name="gr36" draw:text-style-name="P41" draw:layer="layout" svg:width="5.616cm" svg:height="0.882cm" svg:x="6.605cm" svg:y="8.636cm">
          <draw:text-box>
            <text:p text:style-name="P40"><text:span text:style-name="T15">Additional Number</text:span>: </text:p>
          </draw:text-box>
        </draw:frame>
        <draw:frame draw:style-name="gr36" draw:text-style-name="P41" draw:layer="layout" svg:width="4.367cm" svg:height="0.882cm" svg:x="6.605cm" svg:y="9.906cm">
          <draw:text-box>
            <text:p text:style-name="P40">Personal Page: </text:p>
          </draw:text-box>
        </draw:frame>
        <draw:frame draw:style-name="gr36" draw:text-style-name="P41" draw:layer="layout" svg:width="4.109cm" svg:height="0.882cm" svg:x="6.605cm" svg:y="11.176cm">
          <draw:text-box>
            <text:p text:style-name="P40">LinkedIn Link: </text:p>
          </draw:text-box>
        </draw:frame>
        <draw:custom-shape draw:style-name="gr38" draw:text-style-name="P25" draw:layer="layout" svg:width="8.502cm" svg:height="1.016cm" svg:x="8.77cm" svg:y="4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8.637cm" svg:height="1.016cm" svg:x="8.636cm" svg:y="5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draw:layer="layout" svg:width="7.817cm" svg:height="1.016cm" svg:x="9.457cm" svg:y="7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5" draw:layer="layout" svg:width="8.353cm" svg:height="1.016cm" svg:x="12.221cm" svg:y="8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5" draw:layer="layout" svg:width="9.602cm" svg:height="1.016cm" svg:x="10.972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9.861cm" svg:height="1.016cm" svg:x="10.714cm" svg:y="11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" draw:layer="layout" svg:width="0.808cm" svg:height="0.808cm" svg:x="1.224cm" svg:y="14.478cm">
          <draw:image xlink:href="Pictures/1000020100000200000002001D047B567A2164B8.png" xlink:type="simple" xlink:show="embed" xlink:actuate="onLoad" loext:mime-type="image/png">
            <text:p/>
          </draw:image>
        </draw:frame>
        <draw:frame draw:style-name="gr36" draw:text-style-name="P43" draw:layer="layout" svg:width="2.441cm" svg:height="0.806cm" svg:x="1.903cm" svg:y="14.47cm">
          <draw:text-box>
            <text:p text:style-name="P42">Previous</text:p>
          </draw:text-box>
        </draw:frame>
        <draw:frame draw:style-name="gr36" draw:text-style-name="P45" draw:layer="layout" svg:width="1.59cm" svg:height="0.806cm" svg:x="24.268cm" svg:y="14.478cm">
          <draw:text-box>
            <text:p text:style-name="P44"><text:span text:style-name="T16">Next</text:span></text:p>
          </draw:text-box>
        </draw:frame>
        <draw:frame draw:style-name="gr44" draw:text-style-name="P2" draw:layer="layout" svg:width="0.813cm" svg:height="0.813cm" svg:x="25.676cm" svg:y="14.478cm">
          <draw:image xlink:href="Pictures/100002010000020000000200D8765AEDCED6E7F9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23.114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4.1cm" svg:height="0.963cm" svg:x="23.738cm" svg:y="2.794cm">
          <draw:text-box>
            <text:p text:style-name="P4">Introduction</text:p>
          </draw:text-box>
        </draw:frame>
        <draw:custom-shape draw:style-name="gr45" draw:text-style-name="P25" draw:layer="layout" svg:width="14.224cm" svg:height="9.195cm" svg:x="23.749cm" svg:y="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13.77744133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3.81cm" svg:height="1.194cm" svg:x="23.114cm" svg:y="0.508cm">
          <text:p text:style-name="P46">Generate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5" draw:text-style-name="P36" draw:layer="layout" svg:width="15.494cm" svg:height="11.684cm" svg:x="-10.922cm" svg:y="2.132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8" draw:layer="layout" svg:width="4.075cm" svg:height="1.199cm" svg:x="0.92cm" svg:y="0.508cm">
          <draw:text-box>
            <text:p text:style-name="P37">Generate</text:p>
          </draw:text-box>
        </draw:frame>
        <draw:frame draw:style-name="gr36" draw:text-style-name="P39" draw:layer="layout" svg:width="3.939cm" svg:height="0.963cm" svg:x="-10.312cm" svg:y="2.794cm">
          <draw:text-box>
            <text:p text:style-name="P4">Background</text:p>
          </draw:text-box>
        </draw:frame>
        <draw:frame draw:style-name="gr36" draw:text-style-name="P41" draw:layer="layout" svg:width="2.276cm" svg:height="0.882cm" svg:x="-10.414cm" svg:y="4.826cm">
          <draw:text-box>
            <text:p text:style-name="P40">Name: </text:p>
          </draw:text-box>
        </draw:frame>
        <draw:frame draw:style-name="gr37" draw:text-style-name="P41" draw:layer="layout" svg:width="2.17cm" svg:height="0.882cm" svg:x="-10.413cm" svg:y="6.096cm">
          <draw:text-box>
            <text:p text:style-name="P40">Email: </text:p>
          </draw:text-box>
        </draw:frame>
        <draw:frame draw:style-name="gr36" draw:text-style-name="P41" draw:layer="layout" svg:width="2.852cm" svg:height="0.882cm" svg:x="-10.413cm" svg:y="7.366cm">
          <draw:text-box>
            <text:p text:style-name="P40"><text:span text:style-name="T15">N</text:span><text:span text:style-name="T15">u</text:span><text:span text:style-name="T15">m</text:span><text:span text:style-name="T15">b</text:span><text:span text:style-name="T15">e</text:span><text:span text:style-name="T15">r</text:span>: </text:p>
          </draw:text-box>
        </draw:frame>
        <draw:frame draw:style-name="gr36" draw:text-style-name="P41" draw:layer="layout" svg:width="5.616cm" svg:height="0.882cm" svg:x="-10.413cm" svg:y="8.636cm">
          <draw:text-box>
            <text:p text:style-name="P40"><text:span text:style-name="T15">A</text:span><text:span text:style-name="T15">d</text:span><text:span text:style-name="T15">d</text:span><text:span text:style-name="T15">it</text:span><text:span text:style-name="T15">i</text:span><text:span text:style-name="T15">o</text:span><text:span text:style-name="T15">n</text:span><text:span text:style-name="T15">a</text:span><text:span text:style-name="T15">l </text:span><text:span text:style-name="T15">N</text:span><text:span text:style-name="T15">u</text:span><text:span text:style-name="T15">m</text:span><text:span text:style-name="T15">b</text:span><text:span text:style-name="T15">e</text:span><text:span text:style-name="T15">r</text:span>: </text:p>
          </draw:text-box>
        </draw:frame>
        <draw:frame draw:style-name="gr36" draw:text-style-name="P41" draw:layer="layout" svg:width="4.367cm" svg:height="0.882cm" svg:x="-10.413cm" svg:y="9.906cm">
          <draw:text-box>
            <text:p text:style-name="P40">Personal Page: </text:p>
          </draw:text-box>
        </draw:frame>
        <draw:frame draw:style-name="gr36" draw:text-style-name="P41" draw:layer="layout" svg:width="4.109cm" svg:height="0.882cm" svg:x="-10.413cm" svg:y="11.176cm">
          <draw:text-box>
            <text:p text:style-name="P40">LinkedIn Link: </text:p>
          </draw:text-box>
        </draw:frame>
        <draw:custom-shape draw:style-name="gr38" draw:text-style-name="P25" draw:layer="layout" svg:width="8.502cm" svg:height="1.016cm" svg:x="-8.23cm" svg:y="4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8.637cm" svg:height="1.016cm" svg:x="-8.364cm" svg:y="5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draw:layer="layout" svg:width="7.817cm" svg:height="1.016cm" svg:x="-7.543cm" svg:y="7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5" draw:layer="layout" svg:width="8.353cm" svg:height="1.016cm" svg:x="-4.779cm" svg:y="8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5" draw:layer="layout" svg:width="9.602cm" svg:height="1.016cm" svg:x="-6.028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9.861cm" svg:height="1.016cm" svg:x="-6.286cm" svg:y="11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5" draw:layer="layout" svg:width="2.441cm" svg:height="0.806cm" svg:x="1.903cm" svg:y="14.47cm">
          <draw:text-box>
            <text:p text:style-name="P44">Previous</text:p>
          </draw:text-box>
        </draw:frame>
        <draw:frame draw:style-name="gr36" draw:text-style-name="P45" draw:layer="layout" svg:width="1.59cm" svg:height="0.806cm" svg:x="24.268cm" svg:y="14.478cm">
          <draw:text-box>
            <text:p text:style-name="P44"><text:span text:style-name="T16">Next</text:span></text:p>
          </draw:text-box>
        </draw:frame>
        <draw:frame draw:style-name="gr44" draw:text-style-name="P2" draw:layer="layout" svg:width="0.813cm" svg:height="0.813cm" svg:x="25.676cm" svg:y="14.478cm">
          <draw:image xlink:href="Pictures/100002010000020000000200D8765AEDCED6E7F9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23.114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6" draw:layer="layout" svg:width="15.494cm" svg:height="11.684cm" svg:x="6.096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4.1cm" svg:height="0.963cm" svg:x="6.731cm" svg:y="2.794cm">
          <draw:text-box>
            <text:p text:style-name="P4">Introduction</text:p>
          </draw:text-box>
        </draw:frame>
        <draw:custom-shape draw:style-name="gr45" draw:text-style-name="P25" draw:layer="layout" svg:width="14.224cm" svg:height="9.195cm" svg:x="6.731cm" svg:y="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82.16615919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" draw:layer="layout" svg:width="0.813cm" svg:height="0.813cm" svg:x="1.219cm" svg:y="14.478cm">
          <draw:image xlink:href="Pictures/1000020100000200000002007C183768991ADFBE.png" xlink:type="simple" xlink:show="embed" xlink:actuate="onLoad" loext:mime-type="image/png">
            <text:p/>
          </draw:image>
        </draw:frame>
        <draw:frame draw:style-name="gr36" draw:text-style-name="P39" draw:layer="layout" svg:width="6.721cm" svg:height="0.963cm" svg:x="23.749cm" svg:y="2.795cm">
          <draw:text-box>
            <text:p text:style-name="P4">Education Experience</text:p>
          </draw:text-box>
        </draw:frame>
        <draw:custom-shape draw:style-name="gr47" draw:text-style-name="P29" draw:layer="layout" svg:width="9.271cm" svg:height="1.016cm" svg:x="23.749cm" svg:y="5.088cm">
          <text:p text:style-name="P28"><text:span text:style-name="T13">Level, </text:span><text:span text:style-name="T13">School </text:span><text:span text:style-name="T13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draw:layer="layout" svg:width="3.429cm" svg:height="1.016cm" svg:x="33.274cm" svg:y="5.088cm">
          <text:p text:style-name="P30"><text:span text:style-name="T13">Year Obtain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7" draw:layer="layout" svg:width="14.224cm" svg:height="2.54cm" svg:x="23.749cm" svg:y="6.35cm">
          <text:p text:style-name="P2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3" draw:layer="layout" svg:width="1.016cm" svg:height="1.016cm" svg:x="36.957cm" svg:y="5.08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0" draw:layer="layout" svg:width="3.491cm" svg:height="0.882cm" svg:x="23.75cm" svg:y="3.996cm">
          <draw:text-box>
            <text:p text:style-name="P49">Education 1</text:p>
          </draw:text-box>
        </draw:frame>
        <draw:custom-shape draw:style-name="gr51" draw:text-style-name="P52" draw:layer="layout" svg:width="0.813cm" svg:height="0.813cm" svg:x="30.455cm" svg:y="9.398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23.749cm" svg:y1="9.804cm" svg:x2="30.201cm" svg:y2="9.804cm">
          <text:p/>
        </draw:line>
        <draw:line draw:style-name="gr52" draw:text-style-name="P53" draw:layer="layout" svg:x1="31.521cm" svg:y1="9.804cm" svg:x2="37.973cm" svg:y2="9.804cm">
          <text:p/>
        </draw:line>
        <draw:custom-shape draw:style-name="gr46" draw:text-style-name="P47" draw:layer="layout" svg:width="3.81cm" svg:height="1.194cm" svg:x="23.114cm" svg:y="0.508cm">
          <text:p text:style-name="P46">Generate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6" draw:text-style-name="P38" draw:layer="layout" svg:width="4.075cm" svg:height="1.199cm" svg:x="0.92cm" svg:y="0.508cm">
          <draw:text-box>
            <text:p text:style-name="P37">Generate</text:p>
          </draw:text-box>
        </draw:frame>
        <draw:frame draw:style-name="gr36" draw:text-style-name="P45" draw:layer="layout" svg:width="2.441cm" svg:height="0.806cm" svg:x="1.903cm" svg:y="14.47cm">
          <draw:text-box>
            <text:p text:style-name="P44">Previous</text:p>
          </draw:text-box>
        </draw:frame>
        <draw:frame draw:style-name="gr36" draw:text-style-name="P45" draw:layer="layout" svg:width="1.59cm" svg:height="0.806cm" svg:x="24.268cm" svg:y="14.478cm">
          <draw:text-box>
            <text:p text:style-name="P44"><text:span text:style-name="T16">Next</text:span></text:p>
          </draw:text-box>
        </draw:frame>
        <draw:frame draw:style-name="gr44" draw:text-style-name="P2" draw:layer="layout" svg:width="0.813cm" svg:height="0.813cm" svg:x="25.676cm" svg:y="14.478cm">
          <draw:image xlink:href="Pictures/100002010000020000000200D8765AEDCED6E7F9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-10.922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4.1cm" svg:height="0.963cm" svg:x="-10.287cm" svg:y="2.794cm">
          <draw:text-box>
            <text:p text:style-name="P4">Introduction</text:p>
          </draw:text-box>
        </draw:frame>
        <draw:custom-shape draw:style-name="gr53" draw:text-style-name="P25" draw:layer="layout" svg:width="14.224cm" svg:height="9.195cm" svg:x="-10.287cm" svg:y="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82.16615919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" draw:layer="layout" svg:width="0.813cm" svg:height="0.813cm" svg:x="1.219cm" svg:y="14.478cm">
          <draw:image xlink:href="Pictures/1000020100000200000002007C183768991ADFBE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6.096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6.721cm" svg:height="0.963cm" svg:x="6.731cm" svg:y="2.795cm">
          <draw:text-box>
            <text:p text:style-name="P4">Education Experience</text:p>
          </draw:text-box>
        </draw:frame>
        <draw:custom-shape draw:style-name="gr47" draw:text-style-name="P29" draw:layer="layout" svg:width="9.271cm" svg:height="1.016cm" svg:x="6.731cm" svg:y="5.088cm">
          <text:p text:style-name="P28"><text:span text:style-name="T13">L</text:span><text:span text:style-name="T13">e</text:span><text:span text:style-name="T13">v</text:span><text:span text:style-name="T13">el</text:span><text:span text:style-name="T13">, </text:span><text:span text:style-name="T13">S</text:span><text:span text:style-name="T13">c</text:span><text:span text:style-name="T13">h</text:span><text:span text:style-name="T13">o</text:span><text:span text:style-name="T13">ol </text:span><text:span text:style-name="T13">N</text:span><text:span text:style-name="T13">a</text:span><text:span text:style-name="T13">m</text:span><text:span text:style-name="T13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3.429cm" svg:height="1.016cm" svg:x="16.256cm" svg:y="5.088cm">
          <text:p text:style-name="P30"><text:span text:style-name="T13">Year Obtain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7" draw:layer="layout" svg:width="14.224cm" svg:height="2.54cm" svg:x="6.731cm" svg:y="6.35cm">
          <text:p text:style-name="P2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3" draw:layer="layout" svg:width="1.016cm" svg:height="1.016cm" svg:x="19.939cm" svg:y="5.08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0" draw:layer="layout" svg:width="3.491cm" svg:height="0.882cm" svg:x="6.732cm" svg:y="3.996cm">
          <draw:text-box>
            <text:p text:style-name="P49">Education 1</text:p>
          </draw:text-box>
        </draw:frame>
        <draw:custom-shape draw:style-name="gr51" draw:text-style-name="P52" draw:layer="layout" svg:width="0.813cm" svg:height="0.813cm" svg:x="13.437cm" svg:y="9.398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6.731cm" svg:y1="9.804cm" svg:x2="13.183cm" svg:y2="9.804cm">
          <text:p/>
        </draw:line>
        <draw:line draw:style-name="gr52" draw:text-style-name="P53" draw:layer="layout" svg:x1="14.503cm" svg:y1="9.804cm" svg:x2="20.955cm" svg:y2="9.804cm">
          <text:p/>
        </draw:line>
        <draw:custom-shape draw:style-name="gr35" draw:text-style-name="P36" draw:layer="layout" svg:width="15.494cm" svg:height="11.684cm" svg:x="23.114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5.379cm" svg:height="0.963cm" svg:x="23.749cm" svg:y="2.795cm">
          <draw:text-box>
            <text:p text:style-name="P4">Work Experience</text:p>
          </draw:text-box>
        </draw:frame>
        <draw:custom-shape draw:style-name="gr47" draw:text-style-name="P29" draw:layer="layout" svg:width="9.271cm" svg:height="1.016cm" svg:x="23.749cm" svg:y="5.088cm">
          <text:p text:style-name="P28"><text:span text:style-name="T13">Title, Comp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3.429cm" svg:height="1.016cm" svg:x="33.274cm" svg:y="5.088cm">
          <text:p text:style-name="P30"><text:span text:style-name="T13">Dur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4.224cm" svg:height="3.81cm" svg:x="23.749cm" svg:y="6.35cm">
          <text:p text:style-name="P26"><text:span text:style-name="T9">Describe your role and achievements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3" draw:layer="layout" svg:width="1.016cm" svg:height="1.016cm" svg:x="36.957cm" svg:y="5.08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0" draw:layer="layout" svg:width="5.26cm" svg:height="0.882cm" svg:x="23.75cm" svg:y="3.996cm">
          <draw:text-box>
            <text:p text:style-name="P49">Work Experience 1</text:p>
          </draw:text-box>
        </draw:frame>
        <draw:custom-shape draw:style-name="gr51" draw:text-style-name="P52" draw:layer="layout" svg:width="0.813cm" svg:height="0.813cm" svg:x="30.455cm" svg:y="10.668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23.749cm" svg:y1="11.074cm" svg:x2="30.201cm" svg:y2="11.074cm">
          <text:p/>
        </draw:line>
        <draw:line draw:style-name="gr52" draw:text-style-name="P53" draw:layer="layout" svg:x1="31.521cm" svg:y1="11.074cm" svg:x2="37.973cm" svg:y2="11.074cm">
          <text:p/>
        </draw:line>
        <draw:custom-shape draw:style-name="gr46" draw:text-style-name="P47" draw:layer="layout" svg:width="3.81cm" svg:height="1.194cm" svg:x="23.114cm" svg:y="0.508cm">
          <text:p text:style-name="P46">Generate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6" draw:text-style-name="P38" draw:layer="layout" svg:width="4.075cm" svg:height="1.199cm" svg:x="0.92cm" svg:y="0.508cm">
          <draw:text-box>
            <text:p text:style-name="P37">Generate</text:p>
          </draw:text-box>
        </draw:frame>
        <draw:frame draw:style-name="gr36" draw:text-style-name="P45" draw:layer="layout" svg:width="2.441cm" svg:height="0.806cm" svg:x="1.903cm" svg:y="14.47cm">
          <draw:text-box>
            <text:p text:style-name="P44">Previous</text:p>
          </draw:text-box>
        </draw:frame>
        <draw:frame draw:style-name="gr36" draw:text-style-name="P45" draw:layer="layout" svg:width="1.59cm" svg:height="0.806cm" svg:x="24.268cm" svg:y="14.478cm">
          <draw:text-box>
            <text:p text:style-name="P44"><text:span text:style-name="T16">Next</text:span></text:p>
          </draw:text-box>
        </draw:frame>
        <draw:frame draw:style-name="gr44" draw:text-style-name="P2" draw:layer="layout" svg:width="0.813cm" svg:height="0.813cm" svg:x="25.676cm" svg:y="14.478cm">
          <draw:image xlink:href="Pictures/100002010000020000000200D8765AEDCED6E7F9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-10.922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4.1cm" svg:height="0.963cm" svg:x="-10.287cm" svg:y="2.794cm">
          <draw:text-box>
            <text:p text:style-name="P4">Introduction</text:p>
          </draw:text-box>
        </draw:frame>
        <draw:custom-shape draw:style-name="gr53" draw:text-style-name="P25" draw:layer="layout" svg:width="14.224cm" svg:height="9.195cm" svg:x="-10.287cm" svg:y="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82.16615919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" draw:layer="layout" svg:width="0.813cm" svg:height="0.813cm" svg:x="1.219cm" svg:y="14.478cm">
          <draw:image xlink:href="Pictures/1000020100000200000002007C183768991ADFBE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6.096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6.721cm" svg:height="0.963cm" svg:x="6.731cm" svg:y="2.795cm">
          <draw:text-box>
            <text:p text:style-name="P4">Education Experience</text:p>
          </draw:text-box>
        </draw:frame>
        <draw:custom-shape draw:style-name="gr35" draw:text-style-name="P36" draw:layer="layout" svg:width="15.494cm" svg:height="11.684cm" svg:x="23.114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5.379cm" svg:height="0.963cm" svg:x="23.749cm" svg:y="2.795cm">
          <draw:text-box>
            <text:p text:style-name="P4">Work Experience</text:p>
          </draw:text-box>
        </draw:frame>
        <draw:custom-shape draw:style-name="gr47" draw:text-style-name="P29" draw:layer="layout" svg:width="9.271cm" svg:height="1.016cm" svg:x="23.749cm" svg:y="5.088cm">
          <text:p text:style-name="P28"><text:span text:style-name="T13">Title, Comp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1" draw:layer="layout" svg:width="3.429cm" svg:height="1.016cm" svg:x="33.274cm" svg:y="5.088cm">
          <text:p text:style-name="P30"><text:span text:style-name="T13">Dur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4.224cm" svg:height="3.81cm" svg:x="23.749cm" svg:y="6.35cm">
          <text:p text:style-name="P26"><text:span text:style-name="T9">Describe your role and achievements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3" draw:layer="layout" svg:width="1.016cm" svg:height="1.016cm" svg:x="36.957cm" svg:y="5.08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0" draw:layer="layout" svg:width="5.26cm" svg:height="0.882cm" svg:x="23.75cm" svg:y="3.962cm">
          <draw:text-box>
            <text:p text:style-name="P49">Work Experience 1</text:p>
          </draw:text-box>
        </draw:frame>
        <draw:custom-shape draw:style-name="gr51" draw:text-style-name="P52" draw:layer="layout" svg:width="0.813cm" svg:height="0.813cm" svg:x="30.455cm" svg:y="10.668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23.749cm" svg:y1="11.074cm" svg:x2="30.201cm" svg:y2="11.074cm">
          <text:p/>
        </draw:line>
        <draw:line draw:style-name="gr52" draw:text-style-name="P53" draw:layer="layout" svg:x1="31.521cm" svg:y1="11.074cm" svg:x2="37.973cm" svg:y2="11.074cm">
          <text:p/>
        </draw:line>
        <draw:custom-shape draw:style-name="gr49" draw:text-style-name="P27" draw:layer="layout" svg:width="14.224cm" svg:height="2.54cm" svg:x="6.731cm" svg:y="3.962cm">
          <text:p text:style-name="P26"><text:span text:style-name="T9">Briefly describe your </text:span><text:span text:style-name="T9">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2" draw:layer="layout" svg:width="0.813cm" svg:height="0.813cm" svg:x="13.437cm" svg:y="12.446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6.731cm" svg:y1="12.852cm" svg:x2="13.183cm" svg:y2="12.852cm">
          <text:p/>
        </draw:line>
        <draw:line draw:style-name="gr52" draw:text-style-name="P53" draw:layer="layout" svg:x1="14.503cm" svg:y1="12.852cm" svg:x2="20.955cm" svg:y2="12.852cm">
          <text:p/>
        </draw:line>
        <draw:frame draw:style-name="gr36" draw:text-style-name="P50" draw:layer="layout" svg:width="3.491cm" svg:height="0.882cm" svg:x="6.733cm" svg:y="7.01cm">
          <draw:text-box>
            <text:p text:style-name="P49">Education 2</text:p>
          </draw:text-box>
        </draw:frame>
        <draw:custom-shape draw:style-name="gr47" draw:text-style-name="P29" draw:layer="layout" svg:width="9.271cm" svg:height="1.016cm" svg:x="6.731cm" svg:y="8.128cm">
          <text:p text:style-name="P28"><text:span text:style-name="T13">Level, School Na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3.429cm" svg:height="1.016cm" svg:x="16.256cm" svg:y="8.128cm">
          <text:p text:style-name="P30"><text:span text:style-name="T13">Year Obtain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3" draw:layer="layout" svg:width="1.016cm" svg:height="1.016cm" svg:x="19.939cm" svg:y="8.12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7" draw:layer="layout" svg:width="14.224cm" svg:height="2.54cm" svg:x="6.732cm" svg:y="9.398cm">
          <text:p text:style-name="P26"><text:span text:style-name="T9">Briefly </text:span><text:span text:style-name="T9">describe your </text:span><text:span text:style-name="T9">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3.81cm" svg:height="1.194cm" svg:x="23.114cm" svg:y="0.508cm">
          <text:p text:style-name="P46">Generate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6" draw:text-style-name="P38" draw:layer="layout" svg:width="4.075cm" svg:height="1.199cm" svg:x="0.92cm" svg:y="0.508cm">
          <draw:text-box>
            <text:p text:style-name="P37">Generate</text:p>
          </draw:text-box>
        </draw:frame>
        <draw:frame draw:style-name="gr36" draw:text-style-name="P45" draw:layer="layout" svg:width="2.441cm" svg:height="0.806cm" svg:x="1.903cm" svg:y="14.47cm">
          <draw:text-box>
            <text:p text:style-name="P44">Previous</text:p>
          </draw:text-box>
        </draw:frame>
        <draw:frame draw:style-name="gr36" draw:text-style-name="P45" draw:layer="layout" svg:width="1.59cm" svg:height="0.806cm" svg:x="24.268cm" svg:y="14.478cm">
          <draw:text-box>
            <text:p text:style-name="P44"><text:span text:style-name="T16">Ne</text:span><text:span text:style-name="T16">xt</text:span></text:p>
          </draw:text-box>
        </draw:frame>
        <draw:frame draw:style-name="gr44" draw:text-style-name="P2" draw:layer="layout" svg:width="0.813cm" svg:height="0.813cm" svg:x="25.676cm" svg:y="14.478cm">
          <draw:image xlink:href="Pictures/100002010000020000000200D8765AEDCED6E7F9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-10.922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4.1cm" svg:height="0.963cm" svg:x="-10.287cm" svg:y="2.794cm">
          <draw:text-box>
            <text:p text:style-name="P4">Introduction</text:p>
          </draw:text-box>
        </draw:frame>
        <draw:custom-shape draw:style-name="gr53" draw:text-style-name="P25" draw:layer="layout" svg:width="14.224cm" svg:height="9.195cm" svg:x="-10.287cm" svg:y="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82.16615919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" draw:layer="layout" svg:width="0.813cm" svg:height="0.813cm" svg:x="1.219cm" svg:y="14.478cm">
          <draw:image xlink:href="Pictures/1000020100000200000002007C183768991ADFBE.png" xlink:type="simple" xlink:show="embed" xlink:actuate="onLoad" loext:mime-type="image/png">
            <text:p/>
          </draw:image>
        </draw:frame>
        <draw:custom-shape draw:style-name="gr35" draw:text-style-name="P36" draw:layer="layout" svg:width="15.494cm" svg:height="11.684cm" svg:x="6.096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6.721cm" svg:height="0.963cm" svg:x="6.731cm" svg:y="2.795cm">
          <draw:text-box>
            <text:p text:style-name="P4">Education Experience</text:p>
          </draw:text-box>
        </draw:frame>
        <draw:custom-shape draw:style-name="gr35" draw:text-style-name="P36" draw:layer="layout" svg:width="15.494cm" svg:height="11.684cm" svg:x="23.114cm" svg:y="2.134cm">
          <text:p/>
          <draw:enhanced-geometry svg:viewBox="0 0 21600 21600" draw:path-stretchpoint-x="10800" draw:path-stretchpoint-y="10800" draw:text-areas="?f3 ?f4 ?f5 ?f6" draw:type="round-rectangle" draw:modifiers="1203.38896020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5.379cm" svg:height="0.963cm" svg:x="23.749cm" svg:y="2.795cm">
          <draw:text-box>
            <text:p text:style-name="P4">Work Experience</text:p>
          </draw:text-box>
        </draw:frame>
        <draw:custom-shape draw:style-name="gr47" draw:text-style-name="P29" draw:layer="layout" svg:width="9.271cm" svg:height="1.016cm" svg:x="23.749cm" svg:y="5.088cm">
          <text:p text:style-name="P28"><text:span text:style-name="T13">Title, Comp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1" draw:layer="layout" svg:width="3.429cm" svg:height="1.016cm" svg:x="33.274cm" svg:y="5.088cm">
          <text:p text:style-name="P30"><text:span text:style-name="T13">Dur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4.224cm" svg:height="3.81cm" svg:x="23.749cm" svg:y="6.35cm">
          <text:p text:style-name="P26"><text:span text:style-name="T9">Describe your role and </text:span><text:span text:style-name="T9">achievements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3" draw:layer="layout" svg:width="1.016cm" svg:height="1.016cm" svg:x="36.957cm" svg:y="5.08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0" draw:layer="layout" svg:width="5.26cm" svg:height="0.882cm" svg:x="23.75cm" svg:y="3.962cm">
          <draw:text-box>
            <text:p text:style-name="P49">Work Experience 1</text:p>
          </draw:text-box>
        </draw:frame>
        <draw:custom-shape draw:style-name="gr51" draw:text-style-name="P52" draw:layer="layout" svg:width="0.813cm" svg:height="0.813cm" svg:x="30.455cm" svg:y="10.668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23.749cm" svg:y1="11.074cm" svg:x2="30.201cm" svg:y2="11.074cm">
          <text:p/>
        </draw:line>
        <draw:line draw:style-name="gr52" draw:text-style-name="P53" draw:layer="layout" svg:x1="31.521cm" svg:y1="11.074cm" svg:x2="37.973cm" svg:y2="11.074cm">
          <text:p/>
        </draw:line>
        <draw:custom-shape draw:style-name="gr49" draw:text-style-name="P27" draw:layer="layout" svg:width="14.224cm" svg:height="2.54cm" svg:x="6.731cm" svg:y="3.962cm">
          <text:p text:style-name="P2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2" draw:layer="layout" svg:width="0.813cm" svg:height="0.813cm" svg:x="13.437cm" svg:y="12.446cm">
          <text:p text:style-name="P51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3" draw:layer="layout" svg:x1="6.731cm" svg:y1="12.852cm" svg:x2="13.183cm" svg:y2="12.852cm">
          <text:p/>
        </draw:line>
        <draw:line draw:style-name="gr52" draw:text-style-name="P53" draw:layer="layout" svg:x1="14.503cm" svg:y1="12.852cm" svg:x2="20.955cm" svg:y2="12.852cm">
          <text:p/>
        </draw:line>
        <draw:frame draw:style-name="gr36" draw:text-style-name="P50" draw:layer="layout" svg:width="3.491cm" svg:height="0.882cm" svg:x="6.733cm" svg:y="7.01cm">
          <draw:text-box>
            <text:p text:style-name="P49">Education 2</text:p>
          </draw:text-box>
        </draw:frame>
        <draw:custom-shape draw:style-name="gr47" draw:text-style-name="P29" draw:layer="layout" svg:width="9.271cm" svg:height="1.016cm" svg:x="6.731cm" svg:y="8.128cm">
          <text:p text:style-name="P28"><text:span text:style-name="T13">Level, School Na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3.429cm" svg:height="1.016cm" svg:x="16.256cm" svg:y="8.128cm">
          <text:p text:style-name="P30"><text:span text:style-name="T13">Year Obtain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016cm" svg:height="1.016cm" svg:x="19.939cm" svg:y="8.129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7" draw:layer="layout" svg:width="14.224cm" svg:height="2.54cm" svg:x="6.732cm" svg:y="9.398cm">
          <text:p text:style-name="P2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3.81cm" svg:height="1.194cm" svg:x="23.114cm" svg:y="0.508cm">
          <text:p text:style-name="P46">Generate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1.43cm" svg:height="5.08cm" svg:x="8.382cm" svg:y="5.588cm">
          <text:p/>
          <draw:enhanced-geometry svg:viewBox="0 0 21600 21600" draw:path-stretchpoint-x="10800" draw:path-stretchpoint-y="10800" draw:text-areas="?f3 ?f4 ?f5 ?f6" draw:type="round-rectangle" draw:modifiers="1660.161591050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1" draw:layer="layout" svg:width="4.85cm" svg:height="0.882cm" svg:x="8.644cm" svg:y="5.969cm">
          <draw:text-box>
            <text:p text:style-name="P40">Document name:</text:p>
          </draw:text-box>
        </draw:frame>
        <draw:custom-shape draw:style-name="gr69" draw:text-style-name="P56" draw:layer="layout" svg:width="10.922cm" svg:height="1.524cm" svg:x="8.636cm" svg:y="7.012cm">
          <text:p text:style-name="P55"><text:s/>Filename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8" draw:layer="layout" svg:width="1.272cm" svg:height="0.725cm" svg:x="18.034cm" svg:y="7.444cm">
          <draw:text-box>
            <text:p text:style-name="P57">.pdf</text:p>
          </draw:text-box>
        </draw:frame>
        <draw:custom-shape draw:style-name="gr70" draw:text-style-name="P60" draw:layer="layout" svg:width="5.359cm" svg:height="1.533cm" svg:x="8.625cm" svg:y="8.89cm">
          <text:p text:style-name="P59">Gene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1" draw:layer="layout" svg:width="5.334cm" svg:height="1.534cm" svg:x="14.249cm" svg:y="8.89cm">
          <text:p text:style-name="P59">Can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3" draw:layer="layout" svg:width="1.016cm" svg:height="1.016cm" svg:x="18.542cm" svg:y="5.842cm">
          <text:p text:style-name="P62"><text:span text:style-name="T18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10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0:24:49.296948529</meta:creation-date>
    <dc:date>2025-10-24T00:31:19.425679943</dc:date>
    <meta:editing-duration>PT2H41M31S</meta:editing-duration>
    <meta:editing-cycles>9</meta:editing-cycles>
    <meta:generator>LibreOffice/6.4.7.2$Linux_X86_64 LibreOffice_project/40$Build-2</meta:generator>
    <meta:document-statistic meta:object-count="255"/>
  </office:meta>
</office:document-meta>
</file>